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02.1x/EAP协议分析</text:p>
      <text:p text:style-name="P1">EAP协议用802.1x协议封装</text:p>
      <text:p text:style-name="P1">报文格式为：</text:p>
      <text:p text:style-name="P1">0x00-0x05 <text:s text:c="3"/>数据目的MAC </text:p>
      <text:p text:style-name="P1">0x06-0x0b <text:s text:c="3"/>数据源MAC <text:s text:c="2"/></text:p>
      <text:p text:style-name="P1"><text:s text:c="9"/>* 0x0c-0x0d <text:s text:c="3"/>协议类型 <text:s text:c="9"/>88 8e代表802.1x协议</text:p>
      <text:p text:style-name="P1"><text:s text:c="9"/>* 0x0e <text:s text:c="8"/>版本号 <text:s text:c="5"/></text:p>
      <text:p text:style-name="P1"><text:s text:c="9"/>* 0x0f <text:s text:c="8"/>帧类型 <text:s text:c="5"/></text:p>
      <text:p text:style-name="P1"><text:s text:c="9"/>* 0x10-0x11 <text:s text:c="3"/>802.1x数据长度 <text:s text:c="3"/></text:p>
      <text:p text:style-name="P1"><text:s text:c="9"/>* 0x12 <text:s text:c="26"/>01表示请求,03表示认证成功,04表示认证失败</text:p>
      <text:p text:style-name="P1"><text:s text:c="9"/>* 0x13 <text:s text:c="8"/>Identity <text:s text:c="9"/>1 <text:s text:c="2"/>提供给回应包 <text:s text:c="3"/>link1</text:p>
      <text:p text:style-name="P1"><text:s text:c="9"/>* 0x14-0x15 <text:s text:c="3"/>EAP协议数据长度 <text:s text:c="2"/>大多数情况下和8021.x协议数据长度一样</text:p>
      <text:p text:style-name="P1"><text:s text:c="9"/>* 0x16 <text:s text:c="8"/>请求类型 <text:s text:c="9"/>01表示请求用户名，04表示请求密码</text:p>
      <text:p text:style-name="P1"><text:s text:c="9"/>* 0x17 <text:s text:c="8"/>密钥长度</text:p>
      <text:p text:style-name="P1"><text:s text:c="9"/>* 0x18- <text:s text:c="7"/>密钥</text:p>
      <text:p text:style-name="P1"/>
      <text:p text:style-name="P1"><text:s text:c="8"/>/* EAPOL Request,Identity [RFC 3748]</text:p>
      <text:p text:style-name="P1"><text:s text:c="11"/>0000 <text:s/>00 16 36 c9 ba 3c 00 d0 f8 d9 f1 04 88 8e 01 00 <text:s text:c="2"/>..6..&lt;..........</text:p>
      <text:p text:style-name="P1"><text:s text:c="11"/>0010 <text:s/>00 05 01 51 00 05 01 00 00 00 00 00 00 00 00 00 <text:s text:c="2"/>...Q............</text:p>
      <text:p text:style-name="P1"><text:s text:c="11"/>0020 <text:s/>00 00 00 00 00 00 00 00 00 00 00 00 00 00 00 00 <text:s text:c="2"/>................</text:p>
      <text:p text:style-name="P1"><text:s text:c="11"/>0030 <text:s/>00 00 00 00 00 00 00 00 00 00 00 00 00 00 00 00 <text:s text:c="2"/>................</text:p>
      <text:p text:style-name="P1"><text:s text:c="11"/>*/</text:p>
      <text:p text:style-name="P1"><text:s text:c="8"/>/*服务器端请求用户名</text:p>
      <text:p text:style-name="P1"><text:s text:c="9"/>*{</text:p>
      <text:p text:style-name="P1"><text:s text:c="9"/>* 0x00-0x05 <text:s text:c="3"/>数据目的MAC 001636c9ba3c是我的电脑的MAC地址</text:p>
      <text:p text:style-name="P1"><text:s text:c="9"/>* 0x06-0x0b <text:s text:c="3"/>数据源MAC <text:s text:c="2"/>00d0f8d9f104是我们计算中心AAA的MAC地址</text:p>
      <text:p text:style-name="P1"><text:s text:c="9"/>* 0x0c-0x0d <text:s text:c="3"/>协议类型 <text:s text:c="3"/>88 8e代表802.1x协议</text:p>
      <text:p text:style-name="P1"><text:s text:c="9"/>* 0x0e <text:s text:c="8"/>版本号 <text:s text:c="5"/>01</text:p>
      <text:p text:style-name="P1"><text:s text:c="9"/>* 0x0f <text:s text:c="8"/>帧类型 <text:s text:c="5"/>00</text:p>
      <text:p text:style-name="P1"><text:s text:c="9"/>* 0x10-0x11 <text:s text:c="3"/>数据长度 <text:s text:c="3"/>这里是5</text:p>
      <text:p text:style-name="P1"><text:s text:c="9"/>* 0x12 <text:s text:c="20"/>01表示请求</text:p>
      <text:p text:style-name="P1"><text:s text:c="9"/>* 0x13 <text:s text:c="8"/>Identity <text:s text:c="3"/>5x16+1=81 <text:s text:c="2"/>提供给回应包 <text:s text:c="3"/>link1</text:p>
      <text:p text:style-name="P1"><text:s text:c="9"/>* 0x14-0x15 <text:s text:c="3"/>数据长度 <text:s text:c="3"/>重复0x10-0x11字段值</text:p>
      <text:p text:style-name="P1"><text:s text:c="9"/>* 0x16 <text:s text:c="8"/>请求类型 <text:s text:c="3"/>01表示请求用户名</text:p>
      <text:p text:style-name="P1"><text:s text:c="9"/>*}*/</text:p>
      <text:p text:style-name="P1"/>
      <text:p text:style-name="P1"><text:s text:c="8"/>/* EAP Request,MD5-Challenge</text:p>
      <text:p text:style-name="P1"><text:s text:c="11"/>0000 <text:s/>00 16 36 c9 ba 3c 00 d0 f8 d9 f1 04 88 8e 01 00 <text:s text:c="2"/>..6..&lt;..........</text:p>
      <text:p text:style-name="P1"><text:s text:c="11"/>0010 <text:s/>00 16 01 53 00 16 04 10 18 55 3b b2 96 11 1b fd <text:s text:c="2"/>...S.....U;.....</text:p>
      <text:p text:style-name="P1"><text:s text:c="11"/>0020 <text:s/>4e c5 2e 56 2e 8a 97 66 00 00 00 00 00 00 00 00 <text:s text:c="2"/>N..V...f........</text:p>
      <text:p text:style-name="P1"><text:soft-page-break/><text:s text:c="11"/>0030 <text:s/>00 00 00 00 00 00 00 00 00 00 00 00 00 00 00 00 <text:s text:c="2"/>................</text:p>
      <text:p text:style-name="P1"><text:s text:c="11"/>*/</text:p>
      <text:p text:style-name="P1"><text:s text:c="8"/>/* 服务器端请求密码</text:p>
      <text:p text:style-name="P1"><text:s text:c="9"/>* {</text:p>
      <text:p text:style-name="P1"><text:s text:c="9"/>* 0x00-0x05 <text:s text:c="3"/>数据目的MAC 001636c9ba3c是我电脑的MAC地址</text:p>
      <text:p text:style-name="P1"><text:s text:c="9"/>* 0x06-0x0b <text:s text:c="3"/>数据源MAC <text:s text:c="2"/>00d0f8d9f104是我们计算中心AAA的MAC地址</text:p>
      <text:p text:style-name="P1"><text:s text:c="9"/>* 0x0c-0x0d <text:s text:c="3"/>协议类型 <text:s text:c="3"/>88 8e代表802.1x协议</text:p>
      <text:p text:style-name="P1"><text:s text:c="9"/>* 0x0e <text:s text:c="8"/>版本号 <text:s text:c="5"/>01</text:p>
      <text:p text:style-name="P1"><text:s text:c="9"/>* 0x0f <text:s text:c="8"/>帧类型 <text:s text:c="5"/>00</text:p>
      <text:p text:style-name="P1"><text:s text:c="9"/>* 0x10-0x11 <text:s text:c="3"/>数据长度 <text:s text:c="3"/>这里是22字节</text:p>
      <text:p text:style-name="P1"><text:s text:c="9"/>* 0x12 <text:s text:c="20"/>01表示请求</text:p>
      <text:p text:style-name="P1"><text:s text:c="9"/>* 0x13 <text:s text:c="8"/>Identity <text:s text:c="3"/>53 <text:s text:c="2"/>提供给回应包 <text:s text:c="3"/>link1</text:p>
      <text:p text:style-name="P1"><text:s text:c="9"/>* 0x14-0x15 <text:s text:c="3"/>数据长度 <text:s text:c="3"/>重复0x10-0x11字段值</text:p>
      <text:p text:style-name="P1"><text:s text:c="9"/>* 0x16 <text:s text:c="8"/>请求类型 <text:s text:c="3"/>04表示请求密码</text:p>
      <text:p text:style-name="P1"><text:s text:c="9"/>* 0x17 <text:s text:c="8"/>密钥长度 <text:s text:c="3"/>这里密钥长度为16字节</text:p>
      <text:p text:style-name="P1"><text:s text:c="9"/>* 0x18- <text:s text:c="7"/>密钥 <text:s text:c="7"/>密钥为18553bb296111bfd4ec52e562e8a9766</text:p>
      <text:p text:style-name="P1"><text:s text:c="9"/>* }*/</text:p>
      <text:p text:style-name="P1"/>
      <text:p text:style-name="P1"><text:s text:c="8"/>/* EAP Success</text:p>
      <text:p text:style-name="P1"><text:s text:c="11"/>0000 <text:s/>00 16 36 c9 ba 3c 00 d0 f8 d9 f1 04 88 8e 01 00 <text:s text:c="2"/>..6..&lt;..........</text:p>
      <text:p text:style-name="P1"><text:s text:c="11"/>0010 <text:s/>00 f9 03 53 00 04 00 00 13 11 00 65 0d 0a d3 c9 <text:s text:c="2"/>...S.......e....</text:p>
      <text:p text:style-name="P1"><text:s text:c="11"/>0020 <text:s/>d3 da d1 a7 d0 a3 77 73 75 73 b7 fe ce f1 c6 f7 <text:s text:c="2"/>......wsus......</text:p>
      <text:p text:style-name="P1"><text:s text:c="11"/>0030 <text:s/>d3 f2 c3 fb b8 fc d0 c2 a3 ac c7 eb d3 c3 bb a7 <text:s text:c="2"/>................</text:p>
      <text:p text:style-name="P1"><text:s text:c="11"/>0040 <text:s/>b5 c7 c2 bd 77 73 75 73 2e 62 69 73 74 75 2e 65 <text:s text:c="2"/>....wsus.bistu.e</text:p>
      <text:p text:style-name="P1"><text:s text:c="11"/>0050 <text:s/>64 75 2e 63 6e d6 d8 d0 c2 cf c2 d4 d8 d4 cb d0 <text:s text:c="2"/>du.cn...........</text:p>
      <text:p text:style-name="P1"><text:s text:c="11"/>0060 <text:s/>d0 cf e0 d3 a6 b5 c4 d7 a2 b2 e1 b1 ed ce c4 bc <text:s text:c="2"/>................</text:p>
      <text:p text:style-name="P1"><text:s text:c="11"/>0070 <text:s/>fe a3 a8 d6 d8 c6 f0 ba f3 c9 fa d0 a7 a3 a9 21 <text:s text:c="2"/>...............!</text:p>
      <text:p text:style-name="P1"><text:s text:c="11"/>0080 <text:s/>0a 00 00 13 11 00 49 00 00 00 00 00 00 00 00 00 <text:s text:c="2"/>......I.........</text:p>
      <text:p text:style-name="P1"><text:s text:c="11"/>0090 <text:s/>00 00 00 00 00 00 00 00 00 00 00 00 00 00 00 00 <text:s text:c="2"/>................</text:p>
      <text:p text:style-name="P1"><text:s text:c="11"/>00a0 <text:s/>00 00 00 00 00 00 00 00 00 00 00 00 00 00 00 00 <text:s text:c="2"/>................</text:p>
      <text:p text:style-name="P1"><text:s text:c="11"/>00b0 <text:s/>00 00 00 00 00 00 00 00 00 00 00 00 00 00 00 00 <text:s text:c="2"/>................</text:p>
      <text:p text:style-name="P1"><text:s text:c="11"/>00c0 <text:s/>00 00 00 00 00 00 00 00 00 00 00 00 00 00 00 00 <text:s text:c="2"/>................</text:p>
      <text:p text:style-name="P1"><text:s text:c="11"/>00d0 <text:s/>00 00 00 00 00 00 00 00 00 00 00 00 00 00 00 00 <text:s text:c="2"/>................</text:p>
      <text:p text:style-name="P1"><text:s text:c="11"/>00e0 <text:s/>00 00 00 00 00 00 00 00 00 00 00 00 00 00 00 00 <text:s text:c="2"/>................</text:p>
      <text:p text:style-name="P1"><text:s text:c="11"/>00f0 <text:s/>00 00 13 11 01 01 00 00 13 11 01 01 ff ff 37 77 <text:s text:c="2"/>..............7w</text:p>
      <text:p text:style-name="P1"><text:s text:c="11"/>0100 <text:s/>af 7f ff ff eb cd ff ff ff d7 ff <text:s text:c="17"/>...........</text:p>
      <text:p text:style-name="P1"><text:s text:c="11"/>*/</text:p>
      <text:p text:style-name="P1"><text:s text:c="8"/>/* 认证成功</text:p>
      <text:p text:style-name="P1"><text:s text:c="9"/>*{</text:p>
      <text:p text:style-name="P1"><text:s text:c="9"/>* 0x00-0x05 <text:s text:c="3"/>数据目的MAC 001636c9ba3c是我电脑的MAC地址</text:p>
      <text:p text:style-name="P1"><text:soft-page-break/><text:s text:c="9"/>* 0x06-0x0b <text:s text:c="3"/>数据源MAC <text:s text:c="2"/>00d0f8d9f104是我们计算中心AAA的MAC地址</text:p>
      <text:p text:style-name="P1"><text:s text:c="9"/>* 0x0c-0x0d <text:s text:c="3"/>协议类型 <text:s text:c="3"/>88 8e代表802.1x协议</text:p>
      <text:p text:style-name="P1"><text:s text:c="9"/>* 0x0e <text:s text:c="8"/>版本号 <text:s text:c="5"/>01</text:p>
      <text:p text:style-name="P1"><text:s text:c="9"/>* 0x0f <text:s text:c="8"/>帧类型 <text:s text:c="5"/>00</text:p>
      <text:p text:style-name="P1"><text:s text:c="9"/>* 0x10-0x11 <text:s text:c="3"/>数据长度 <text:s text:c="3"/>15x16+9=249</text:p>
      <text:p text:style-name="P1"><text:s text:c="9"/>* 0x12 <text:s text:c="20"/>03表示认证成功</text:p>
      <text:p text:style-name="P1"><text:s text:c="9"/>* 0x13 <text:s text:c="8"/>Identity <text:s text:c="3"/>53 <text:s text:c="2"/>提供给回应包 <text:s text:c="3"/>link2</text:p>
      <text:p text:style-name="P1"><text:s text:c="9"/>* 0x14-0x15 <text:s text:c="3"/>这里不是数据长度了</text:p>
      <text:p text:style-name="P1"><text:s text:c="9"/>* 0x <text:s text:c="10"/>序列号 <text:s text:c="5"/>保持激活用</text:p>
      <text:p text:style-name="P1"><text:s text:c="9"/>*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 PL UMing CN" fo:font-size="12pt" fo:language="en" fo:country="US" style:letter-kerning="true" style:font-name-asian="微软雅黑" style:font-size-asian="10.5pt" style:language-asian="zh" style:country-asian="CN" style:font-name-complex="微软雅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微软雅黑" style:font-size-asian="14pt" style:font-name-complex="微软雅黑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2T01:14:20</meta:creation-date>
    <dc:date>2009-04-22T01:21:40</dc:date>
    <meta:editing-duration>PT00H06M51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3" meta:paragraph-count="87" meta:word-count="832" meta:character-count="4340"/>
  </office:meta>
</office:document-meta>
</file>